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Standard">
      <style:paragraph-properties fo:margin-left="0cm" fo:margin-right="0cm" fo:text-indent="0cm" style:auto-text-indent="false"/>
      <style:text-properties style:font-name="monospace"/>
    </style:style>
    <style:style style:name="T1" style:family="text">
      <style:text-properties fo:color="#18b218" loext:opacity="100%"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~/Dev/ <text:s text:c="17"/># Main hub for all coding/projects</text:p>
      <text:p text:style-name="Standard">├── rds/ <text:s text:c="15"/># Rough Diamond Studio (your priority project)</text:p>
      <text:p text:style-name="Standard">│ <text:s text:c="2"/>├── src/ <text:s text:c="11"/># Source code (Qt/C++, QML, Rust, Python files)</text:p>
      <text:p text:style-name="Standard">│ <text:s text:c="2"/>├── build/ <text:s text:c="9"/># Compiled binaries, makefiles, CMake</text:p>
      <text:p text:style-name="Standard">│ <text:s text:c="2"/>├── assets/ <text:s text:c="8"/># Images, TTS voices, music, thumbnails</text:p>
      <text:p text:style-name="Standard">│ <text:s text:c="2"/>├── docs/ <text:s text:c="10"/># Notes, specs, diagrams</text:p>
      <text:p text:style-name="Standard">│ <text:s text:c="2"/>├── tests/ <text:s text:c="9"/># Unit tests, scripts</text:p>
      <text:p text:style-name="Standard">│ <text:s text:c="2"/>└── backups/ <text:s text:c="7"/># Local snapshots (git or manual)</text:p>
      <text:p text:style-name="Standard">├── other-projects/ <text:s text:c="4"/># Future modular projects (e.g., industry-specific apps)</text:p>
      <text:p text:style-name="Standard">│ <text:s text:c="2"/>└── project-name/ <text:s text:c="2"/># Repeat RDS structure for each</text:p>
      <text:p text:style-name="Standard">├── shared/ <text:s text:c="12"/># Reusable code across projects</text:p>
      <text:p text:style-name="Standard">│ <text:s text:c="2"/>├── components/ <text:s text:c="4"/># Qt widgets, Rust crates, Python modules</text:p>
      <text:p text:style-name="Standard">│ <text:s text:c="2"/>└── templates/ <text:s text:c="5"/># Starter files, boilerplate</text:p>
      <text:p text:style-name="Standard">└── experiments/ <text:s text:c="7"/># Quick tests, tutorials, "hello world" code</text:p>
      <text:p text:style-name="Standard"/>
      <text:p text:style-name="Standard">~/Content/ <text:s text:c="13"/># Podcasts, media, and creation work</text:p>
      <text:p text:style-name="Standard">├── podcasts/</text:p>
      <text:p text:style-name="Standard">│ <text:s text:c="2"/>├── business-on-purpose/ <text:s text:c="2"/># Scripts, episodes, notes</text:p>
      <text:p text:style-name="Standard">│ <text:s text:c="2"/>└── when-life-bites/ <text:s text:c="6"/># Scripts, episodes, notes</text:p>
      <text:p text:style-name="Standard">├── audiobooks/ <text:s text:c="15"/># Scripts, chapters, narration files</text:p>
      <text:p text:style-name="Standard">├── e-courses/ <text:s text:c="16"/># Outlines, modules, quizzes</text:p>
      <text:p text:style-name="Standard">└── assets/ <text:s text:c="19"/># Shared media (intros, music, thumbnails)</text:p>
      <text:p text:style-name="Standard"/>
      <text:p text:style-name="Standard">~/AI/ <text:s text:c="18"/># Ollama, models, prompts (local AI hub)</text:p>
      <text:p text:style-name="Standard">├── models/ <text:s text:c="12"/># Symlink or backup of ~/.ollama/models</text:p>
      <text:p text:style-name="Standard">├── prompts/ <text:s text:c="11"/># Saved Continue.dev prompts/custom commands</text:p>
      <text:p text:style-name="Standard">└── outputs/ <text:s text:c="11"/># Generated code/scripts from AI</text:p>
      <text:p text:style-name="Standard"/>
      <text:p text:style-name="Standard">~/Tools/ <text:s text:c="15"/># Scripts, utilities, binaries (add to PATH)</text:p>
      <text:p text:style-name="Standard">└── rds-tools/ <text:s text:c="9"/># Custom RDS scripts (e.g., TTS generators)</text:p>
      <text:p text:style-name="Standard"/>
      <text:p text:style-name="Standard">~/Docs/ <text:s text:c="16"/># Learning, references, notes</text:p>
      <text:p text:style-name="Standard">├── books/</text:p>
      <text:p text:style-name="Standard">├── articles/</text:p>
      <text:p text:style-name="Standard">└── notes/</text:p>
      <text:p text:style-name="Standard"/>
      <text:p text:style-name="Standard">~/Backups/ <text:s text:c="13"/># Manual backups/sync folder (use for external drives)</text:p>
      <text:p text:style-name="Standard"/>
      <text:h text:style-name="Heading_20_3" text:outline-level="3">Why This Structure Works for You</text:h>
      <text:list text:style-name="L1">
        <text:list-item>
          <text:p text:style-name="P1"><text:span text:style-name="Strong_20_Emphasis">RDS Priority</text:span>: Dedicated folder for quick access, with subfolders for smooth workflow. </text:p>
        </text:list-item>
        <text:list-item>
          <text:p text:style-name="P1"><text:span text:style-name="Strong_20_Emphasis">Future Projects</text:span>: other-projects scales easily — repeat the RDS structure for new ones. </text:p>
        </text:list-item>
        <text:list-item>
          <text:p text:style-name="P1"><text:span text:style-name="Strong_20_Emphasis">Content Focused</text:span>: Separate space for your podcasts and media — keeps dev clean. </text:p>
        </text:list-item>
        <text:list-item>
          <text:p text:style-name="P1"><text:span text:style-name="Strong_20_Emphasis">AI Integration</text:span>: Keeps Ollama organized — easy to backup models. </text:p>
        </text:list-item>
        <text:list-item>
          <text:p text:style-name="P1"><text:span text:style-name="Strong_20_Emphasis">Newbie-Friendly</text:span>: Short paths, logical grouping, no clutter. </text:p>
        </text:list-item>
        <text:list-item>
          <text:p text:style-name="P1"><text:span text:style-name="Strong_20_Emphasis">Cross-Platform</text:span>: Works on Windows too (use WSL or native folders). </text:p>
        </text:list-item>
        <text:list-item>
          <text:p text:style-name="P2"><text:span text:style-name="Strong_20_Emphasis">Better than the Source Proposal</text:span>: Added AI/Content for your needs, simpler names, no "Stack" (tools belong in ~/Tools or project-specific).</text:p>
        </text:list-item>
      </text:list>
      <text:p text:style-name="P3">Recommended Directory Tree</text:p>
      <text:p text:style-name="Standard">~/Dev/ <text:s text:c="17"/># Main hub — short, memorable, professional</text:p>
      <text:p text:style-name="Standard"><text:soft-page-break/>├── active/ <text:s text:c="12"/># Current projects you're working on daily</text:p>
      <text:p text:style-name="Standard">│ <text:s text:c="2"/>└── RoughDiamondStudio/</text:p>
      <text:p text:style-name="Standard">│ <text:s text:c="6"/>├── src/</text:p>
      <text:p text:style-name="Standard">│ <text:s text:c="6"/>├── build/</text:p>
      <text:p text:style-name="Standard">│ <text:s text:c="6"/>├── assets/</text:p>
      <text:p text:style-name="Standard">│ <text:s text:c="6"/>└── docs/</text:p>
      <text:p text:style-name="Standard">├── archive/ <text:s text:c="11"/># Completed or paused projects</text:p>
      <text:p text:style-name="Standard">├── experiments/ <text:s text:c="7"/># Quick tests, tutorials, POCs, "hello world"</text:p>
      <text:p text:style-name="Standard">├── shared/ <text:s text:c="12"/># Cross-project reusable code</text:p>
      <text:p text:style-name="Standard">│ <text:s text:c="2"/>├── components/ <text:s text:c="4"/># Reusable Qt widgets, Rust crates, Python modules</text:p>
      <text:p text:style-name="Standard">│ <text:s text:c="2"/>└── templates/ <text:s text:c="5"/># Project starters, boilerplate</text:p>
      <text:p text:style-name="Standard">└── tools/ <text:s text:c="13"/># Personal scripts &amp; utilities</text:p>
      <text:p text:style-name="Standard"/>
      <text:p text:style-name="Standard">~/AI/ <text:s text:c="18"/># Ollama models &amp; AI-related stuff</text:p>
      <text:p text:style-name="Standard">├── models/ <text:s text:c="12"/># Symlink to ~/.ollama/models (or backup location)</text:p>
      <text:p text:style-name="Standard">├── prompts/ <text:s text:c="11"/># Saved Continue.dev prompts, custom commands</text:p>
      <text:p text:style-name="Standard">└── outputs/ <text:s text:c="11"/># Generated scripts, summaries, etc.</text:p>
      <text:p text:style-name="Standard"/>
      <text:p text:style-name="Standard">~/Content/ <text:s text:c="13"/># Podcast &amp; media production</text:p>
      <text:p text:style-name="Standard">├── podcasts/</text:p>
      <text:p text:style-name="Standard">│ <text:s text:c="2"/>├── BusinessOnPurpose/</text:p>
      <text:p text:style-name="Standard">│ <text:s text:c="2"/>└── WhenLifeBites/</text:p>
      <text:p text:style-name="Standard">├── audiobooks/</text:p>
      <text:p text:style-name="Standard">├── e-courses/</text:p>
      <text:p text:style-name="Standard">└── assets/ <text:s text:c="12"/># Intros, music, thumbnails, voices</text:p>
      <text:p text:style-name="Standard"/>
      <text:p text:style-name="Standard">~/Bin/ <text:s text:c="17"/># Personal scripts (added to PATH)</text:p>
      <text:p text:style-name="Standard">└── rds-tools/ <text:s text:c="9"/># Your custom RDS utilities</text:p>
      <text:p text:style-name="Standard"/>
      <text:p text:style-name="Standard">~/Docs/ <text:s text:c="16"/># Learning &amp; reference</text:p>
      <text:p text:style-name="Standard">├── books/</text:p>
      <text:p text:style-name="Standard">├── articles/</text:p>
      <text:p text:style-name="Standard">└── notes/</text:p>
      <text:p text:style-name="Standard"/>
      <text:p text:style-name="Standard">~/Backup/ <text:s text:c="14"/># Manual backups or sync folder</text:p>
      <text:p text:style-name="Standard"/>
      <text:h text:style-name="Heading_20_3" text:outline-level="3">Why This Is Better Than the Proposed One</text:h>
      <text:list text:style-name="L2">
        <text:list-item>
          <text:p text:style-name="P4"><text:span text:style-name="Strong_20_Emphasis">~/Dev</text:span> instead of ~/Projects — shorter, more professional, standard in many dev circles. </text:p>
        </text:list-item>
        <text:list-item>
          <text:p text:style-name="P4"><text:span text:style-name="Strong_20_Emphasis">experiments/</text:span> instead of "lab" — clearer intent. </text:p>
        </text:list-item>
        <text:list-item>
          <text:p text:style-name="P4"><text:span text:style-name="Strong_20_Emphasis">shared/</text:span> for reusable code — critical for modular RDS growth. </text:p>
        </text:list-item>
        <text:list-item>
          <text:p text:style-name="P4"><text:span text:style-name="Strong_20_Emphasis">~/AI</text:span> separate — keeps Ollama/prompts organized (your heavy AI usage deserves its own space). </text:p>
        </text:list-item>
        <text:list-item>
          <text:p text:style-name="P4"><text:span text:style-name="Strong_20_Emphasis">~/Content</text:span> dedicated — perfect for your podcasts, audiobooks, e-courses. </text:p>
        </text:list-item>
        <text:list-item>
          <text:p text:style-name="P4"><text:span text:style-name="Strong_20_Emphasis">~/Bin</text:span> for scripts — easy to add to PATH. </text:p>
        </text:list-item>
        <text:list-item>
          <text:p text:style-name="P5">No "Stack" folder — virtualenvs belong in projects or managed by tools (pyenv/poetry).</text:p>
        </text:list-item>
      </text:list>
      <text:p text:style-name="P6"><text:span text:style-name="T1">stevedev@fedora</text:span><text:span text:style-name="T2">:</text:span><text:span text:style-name="T1">~</text:span><text:span text:style-name="T2">$ ollama list </text:span><text:line-break/><text:span text:style-name="T2">NAME                            ID              SIZE      MODIFIED      </text:span><text:line-break/><text:span text:style-name="T2">gemma3:12b                      f4031aab637d    8.1 GB    20 hours ago     </text:span><text:line-break/><text:soft-page-break/><text:span text:style-name="T2">mistral:7b                      6577803aa9a0    4.4 GB    20 hours ago     </text:span><text:line-break/><text:span text:style-name="T2">llama3.2:3b                     a80c4f17acd5    2.0 GB    20 hours ago     </text:span><text:line-break/><text:span text:style-name="T2">llama3.2:1b                     baf6a787fdff    1.3 GB    21 hours ago     </text:span><text:line-break/><text:span text:style-name="T2">deepseek-coder:6.7b             ce298d984115    3.8 GB    21 hours ago     </text:span><text:line-break/><text:span text:style-name="T2">gemma3:1b                       8648f39daa8f    815 MB    21 hours ago     </text:span><text:line-break/><text:span text:style-name="T2">gemma2:9b                       ff02c3702f32    5.4 GB    22 hours ago     </text:span><text:line-break/><text:span text:style-name="T2">deepseek-r1:14b                 c333b7232bdb    9.0 GB    22 hours ago     </text:span><text:line-break/><text:span text:style-name="T2">phi3:medium                     cf611a26b048    7.9 GB    22 hours ago     </text:span><text:line-break/><text:span text:style-name="T2">functiongemma:latest            7c19b650567a    300 MB    25 hours ago     </text:span><text:line-break/><text:span text:style-name="T2">gemma3:4b                       a2af6cc3eb7f    3.3 GB    29 hours ago     </text:span><text:line-break/><text:span text:style-name="T2">deepseek-r1:8b                  6995872bfe4c    5.2 GB    30 hours ago     </text:span><text:line-break/><text:span text:style-name="T2">olmo-3:7b-instruct              ea72df8c85d7    4.5 GB    37 hours ago     </text:span><text:line-break/><text:span text:style-name="T2">deepseek-coder:6.7b-instruct    ce298d984115    3.8 GB    37 hours ago     </text:span><text:line-break/><text:span text:style-name="T1">stevedev@fedora</text:span><text:span text:style-name="T2">:</text:span><text:span text:style-name="T1">~</text:span><text:span text:style-name="T2">$ 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21:58:18.422012409</meta:creation-date>
    <dc:date>2025-12-26T22:05:26.303520495</dc:date>
    <meta:editing-duration>PT4M26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3" meta:paragraph-count="81" meta:word-count="682" meta:character-count="5449" meta:non-whitespace-character-count="3824"/>
  </office:meta>
</office:document-meta>
</file>